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3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360/[.C2]" office:value-type="float" office:value="21.1764705882353" calcext:value-type="float">
            <text:p>21.17647058823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X offs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Y offs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table:formula="of:=[.C11]*[.$C$3]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12]*[.$C$3]" office:value-type="float" office:value="21.1764705882353" calcext:value-type="float">
            <text:p>21.2</text:p>
          </table:table-cell>
          <table:table-cell table:formula="of:=[.$C$5]-SIN([.D12]/180*PI())*[.$C$7]" office:value-type="float" office:value="80.4929500258938" calcext:value-type="float">
            <text:p>80.49</text:p>
          </table:table-cell>
          <table:table-cell table:formula="of:=[.$C$6]-COS([.D12]/180*PI())*[.$C$7]" office:value-type="float" office:value="49.6464996121648" calcext:value-type="float">
            <text:p>49.6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13]*[.$C$3]" office:value-type="float" office:value="42.3529411764706" calcext:value-type="float">
            <text:p>42.4</text:p>
          </table:table-cell>
          <table:table-cell table:formula="of:=[.$C$5]-SIN([.D13]/180*PI())*[.$C$7]" office:value-type="float" office:value="63.6204352430859" calcext:value-type="float">
            <text:p>63.62</text:p>
          </table:table-cell>
          <table:table-cell table:formula="of:=[.$C$6]-COS([.D13]/180*PI())*[.$C$7]" office:value-type="float" office:value="60.0935184700844" calcext:value-type="float">
            <text:p>60.0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C14]*[.$C$3]" office:value-type="float" office:value="63.5294117647059" calcext:value-type="float">
            <text:p>63.5</text:p>
          </table:table-cell>
          <table:table-cell table:formula="of:=[.$C$5]-SIN([.D14]/180*PI())*[.$C$7]" office:value-type="float" office:value="51.6611822668266" calcext:value-type="float">
            <text:p>51.66</text:p>
          </table:table-cell>
          <table:table-cell table:formula="of:=[.$C$6]-COS([.D14]/180*PI())*[.$C$7]" office:value-type="float" office:value="75.9301287880669" calcext:value-type="float">
            <text:p>75.9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C15]*[.$C$3]" office:value-type="float" office:value="84.7058823529412" calcext:value-type="float">
            <text:p>84.7</text:p>
          </table:table-cell>
          <table:table-cell table:formula="of:=[.$C$5]-SIN([.D15]/180*PI())*[.$C$7]" office:value-type="float" office:value="46.2303544800681" calcext:value-type="float">
            <text:p>46.23</text:p>
          </table:table-cell>
          <table:table-cell table:formula="of:=[.$C$6]-COS([.D15]/180*PI())*[.$C$7]" office:value-type="float" office:value="95.0175085889817" calcext:value-type="float">
            <text:p>95.0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C16]*[.$C$3]" office:value-type="float" office:value="105.882352941176" calcext:value-type="float">
            <text:p>105.9</text:p>
          </table:table-cell>
          <table:table-cell table:formula="of:=[.$C$5]-SIN([.D16]/180*PI())*[.$C$7]" office:value-type="float" office:value="48.0614152686678" calcext:value-type="float">
            <text:p>48.06</text:p>
          </table:table-cell>
          <table:table-cell table:formula="of:=[.$C$6]-COS([.D16]/180*PI())*[.$C$7]" office:value-type="float" office:value="114.777801463892" calcext:value-type="float">
            <text:p>114.7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C17]*[.$C$3]" office:value-type="float" office:value="127.058823529412" calcext:value-type="float">
            <text:p>127.1</text:p>
          </table:table-cell>
          <table:table-cell table:formula="of:=[.$C$5]-SIN([.D17]/180*PI())*[.$C$7]" office:value-type="float" office:value="56.9070697268671" calcext:value-type="float">
            <text:p>56.91</text:p>
          </table:table-cell>
          <table:table-cell table:formula="of:=[.$C$6]-COS([.D17]/180*PI())*[.$C$7]" office:value-type="float" office:value="132.54227036448" calcext:value-type="float">
            <text:p>132.5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C18]*[.$C$3]" office:value-type="float" office:value="148.235294117647" calcext:value-type="float">
            <text:p>148.2</text:p>
          </table:table-cell>
          <table:table-cell table:formula="of:=[.$C$5]-SIN([.D18]/180*PI())*[.$C$7]" office:value-type="float" office:value="71.5726632046228" calcext:value-type="float">
            <text:p>71.57</text:p>
          </table:table-cell>
          <table:table-cell table:formula="of:=[.$C$6]-COS([.D18]/180*PI())*[.$C$7]" office:value-type="float" office:value="145.911725329399" calcext:value-type="float">
            <text:p>145.9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C19]*[.$C$3]" office:value-type="float" office:value="169.411764705882" calcext:value-type="float">
            <text:p>169.4</text:p>
          </table:table-cell>
          <table:table-cell table:formula="of:=[.$C$5]-SIN([.D19]/180*PI())*[.$C$7]" office:value-type="float" office:value="90.0775260379052" calcext:value-type="float">
            <text:p>90.08</text:p>
          </table:table-cell>
          <table:table-cell table:formula="of:=[.$C$6]-COS([.D19]/180*PI())*[.$C$7]" office:value-type="float" office:value="153.080547382931" calcext:value-type="float">
            <text:p>153.0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C20]*[.$C$3]" office:value-type="float" office:value="190.588235294118" calcext:value-type="float">
            <text:p>190.6</text:p>
          </table:table-cell>
          <table:table-cell table:formula="of:=[.$C$5]-SIN([.D20]/180*PI())*[.$C$7]" office:value-type="float" office:value="109.922473962095" calcext:value-type="float">
            <text:p>109.92</text:p>
          </table:table-cell>
          <table:table-cell table:formula="of:=[.$C$6]-COS([.D20]/180*PI())*[.$C$7]" office:value-type="float" office:value="153.080547382931" calcext:value-type="float">
            <text:p>153.0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21]*[.$C$3]" office:value-type="float" office:value="211.764705882353" calcext:value-type="float">
            <text:p>211.8</text:p>
          </table:table-cell>
          <table:table-cell table:formula="of:=[.$C$5]-SIN([.D21]/180*PI())*[.$C$7]" office:value-type="float" office:value="128.427336795377" calcext:value-type="float">
            <text:p>128.43</text:p>
          </table:table-cell>
          <table:table-cell table:formula="of:=[.$C$6]-COS([.D21]/180*PI())*[.$C$7]" office:value-type="float" office:value="145.911725329399" calcext:value-type="float">
            <text:p>145.9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C22]*[.$C$3]" office:value-type="float" office:value="232.941176470588" calcext:value-type="float">
            <text:p>232.9</text:p>
          </table:table-cell>
          <table:table-cell table:formula="of:=[.$C$5]-SIN([.D22]/180*PI())*[.$C$7]" office:value-type="float" office:value="143.092930273133" calcext:value-type="float">
            <text:p>143.09</text:p>
          </table:table-cell>
          <table:table-cell table:formula="of:=[.$C$6]-COS([.D22]/180*PI())*[.$C$7]" office:value-type="float" office:value="132.54227036448" calcext:value-type="float">
            <text:p>132.5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C23]*[.$C$3]" office:value-type="float" office:value="254.117647058824" calcext:value-type="float">
            <text:p>254.1</text:p>
          </table:table-cell>
          <table:table-cell table:formula="of:=[.$C$5]-SIN([.D23]/180*PI())*[.$C$7]" office:value-type="float" office:value="151.938584731332" calcext:value-type="float">
            <text:p>151.94</text:p>
          </table:table-cell>
          <table:table-cell table:formula="of:=[.$C$6]-COS([.D23]/180*PI())*[.$C$7]" office:value-type="float" office:value="114.777801463892" calcext:value-type="float">
            <text:p>114.7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C24]*[.$C$3]" office:value-type="float" office:value="275.294117647059" calcext:value-type="float">
            <text:p>275.3</text:p>
          </table:table-cell>
          <table:table-cell table:formula="of:=[.$C$5]-SIN([.D24]/180*PI())*[.$C$7]" office:value-type="float" office:value="153.769645519932" calcext:value-type="float">
            <text:p>153.77</text:p>
          </table:table-cell>
          <table:table-cell table:formula="of:=[.$C$6]-COS([.D24]/180*PI())*[.$C$7]" office:value-type="float" office:value="95.0175085889817" calcext:value-type="float">
            <text:p>95.0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C25]*[.$C$3]" office:value-type="float" office:value="296.470588235294" calcext:value-type="float">
            <text:p>296.5</text:p>
          </table:table-cell>
          <table:table-cell table:formula="of:=[.$C$5]-SIN([.D25]/180*PI())*[.$C$7]" office:value-type="float" office:value="148.338817733173" calcext:value-type="float">
            <text:p>148.34</text:p>
          </table:table-cell>
          <table:table-cell table:formula="of:=[.$C$6]-COS([.D25]/180*PI())*[.$C$7]" office:value-type="float" office:value="75.930128788067" calcext:value-type="float">
            <text:p>75.9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26]*[.$C$3]" office:value-type="float" office:value="317.647058823529" calcext:value-type="float">
            <text:p>317.6</text:p>
          </table:table-cell>
          <table:table-cell table:formula="of:=[.$C$5]-SIN([.D26]/180*PI())*[.$C$7]" office:value-type="float" office:value="136.379564756914" calcext:value-type="float">
            <text:p>136.38</text:p>
          </table:table-cell>
          <table:table-cell table:formula="of:=[.$C$6]-COS([.D26]/180*PI())*[.$C$7]" office:value-type="float" office:value="60.0935184700844" calcext:value-type="float">
            <text:p>60.0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7]*[.$C$3]" office:value-type="float" office:value="338.823529411765" calcext:value-type="float">
            <text:p>338.8</text:p>
          </table:table-cell>
          <table:table-cell table:formula="of:=[.$C$5]-SIN([.D27]/180*PI())*[.$C$7]" office:value-type="float" office:value="119.507049974106" calcext:value-type="float">
            <text:p>119.51</text:p>
          </table:table-cell>
          <table:table-cell table:formula="of:=[.$C$6]-COS([.D27]/180*PI())*[.$C$7]" office:value-type="float" office:value="49.6464996121648" calcext:value-type="float">
            <text:p>49.65</text:p>
          </table:table-cell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20" number:min-decimal-places="20" number:min-integer-digits="1"/>
    </number:number-style>
    <number:number-style style:name="N129">
      <number:number number:decimal-places="19" number:min-decimal-places="19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1:14:08.262117217</meta:creation-date>
    <dc:date>2022-11-13T11:25:29.882094376</dc:date>
    <meta:editing-duration>PT11M17S</meta:editing-duration>
    <meta:editing-cycles>13</meta:editing-cycles>
    <meta:generator>LibreOffice/7.4.2.3$Linux_X86_64 LibreOffice_project/40$Build-3</meta:generator>
    <meta:document-statistic meta:table-count="1" meta:cell-count="80" meta:object-count="0"/>
  </office:meta>
</office:document-meta>
</file>